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5.061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parent_id:id</text:p>
          </table:table-cell>
        </table:table-row>
        <table:table-row table:style-name="ro1">
          <table:table-cell table:formula="of:=CONCATENATE(&quot;taxcode_&quot;;LOWER([.B2]))" office:value-type="string" office:string-value="taxcode_0">
            <text:p>taxcode_0</text:p>
          </table:table-cell>
          <table:table-cell office:value-type="string">
            <text:p>0</text:p>
          </table:table-cell>
          <table:table-cell office:value-type="string">
            <text:p>Tassazione</text:p>
          </table:table-cell>
          <table:table-cell/>
        </table:table-row>
        <table:table-row table:style-name="ro1">
          <table:table-cell table:formula="of:=CONCATENATE(&quot;taxcode_&quot;;LOWER([.B3]))" office:value-type="string" office:string-value="taxcode_ivc">
            <text:p>taxcode_ivc</text:p>
          </table:table-cell>
          <table:table-cell office:value-type="string">
            <text:p>IVC</text:p>
          </table:table-cell>
          <table:table-cell office:value-type="string">
            <text:p>IVA a credito</text:p>
          </table:table-cell>
          <table:table-cell office:value-type="string">
            <text:p>taxcode_0</text:p>
          </table:table-cell>
        </table:table-row>
        <table:table-row table:style-name="ro1">
          <table:table-cell table:formula="of:=CONCATENATE(&quot;taxcode_&quot;;LOWER([.B4]))" office:value-type="string" office:string-value="taxcode_ivc22">
            <text:p>taxcode_ivc22</text:p>
          </table:table-cell>
          <table:table-cell office:value-type="string">
            <text:p>IVC22</text:p>
          </table:table-cell>
          <table:table-cell office:value-type="string">
            <text:p>IVA a credito 22%</text:p>
          </table:table-cell>
          <table:table-cell office:value-type="string">
            <text:p>taxcode_ivc</text:p>
          </table:table-cell>
        </table:table-row>
        <table:table-row table:style-name="ro1">
          <table:table-cell table:formula="of:=CONCATENATE(&quot;taxcode_&quot;;LOWER([.B5]))" office:value-type="string" office:string-value="taxcode_ivci">
            <text:p>taxcode_ivci</text:p>
          </table:table-cell>
          <table:table-cell office:value-type="string">
            <text:p>IVCI</text:p>
          </table:table-cell>
          <table:table-cell office:value-type="string">
            <text:p>IVA a credito (imponibile)</text:p>
          </table:table-cell>
          <table:table-cell office:value-type="string">
            <text:p>taxcode_0</text:p>
          </table:table-cell>
        </table:table-row>
        <table:table-row table:style-name="ro1">
          <table:table-cell table:formula="of:=CONCATENATE(&quot;taxcode_&quot;;LOWER([.B6]))" office:value-type="string" office:string-value="taxcode_ivci22">
            <text:p>taxcode_ivci22</text:p>
          </table:table-cell>
          <table:table-cell office:value-type="string">
            <text:p>IVCI22</text:p>
          </table:table-cell>
          <table:table-cell office:value-type="string">
            <text:p>IVA a credito 22% (imponibile)</text:p>
          </table:table-cell>
          <table:table-cell office:value-type="string">
            <text:p>taxcode_ivci</text:p>
          </table:table-cell>
        </table:table-row>
        <table:table-row table:style-name="ro1">
          <table:table-cell table:formula="of:=CONCATENATE(&quot;taxcode_&quot;;LOWER([.B7]))" office:value-type="string" office:string-value="taxcode_ivd">
            <text:p>taxcode_ivd</text:p>
          </table:table-cell>
          <table:table-cell office:value-type="string">
            <text:p>IVD</text:p>
          </table:table-cell>
          <table:table-cell office:value-type="string">
            <text:p>IVA a debito</text:p>
          </table:table-cell>
          <table:table-cell office:value-type="string">
            <text:p>taxcode_0</text:p>
          </table:table-cell>
        </table:table-row>
        <table:table-row table:style-name="ro1">
          <table:table-cell table:formula="of:=CONCATENATE(&quot;taxcode_&quot;;LOWER([.B8]))" office:value-type="string" office:string-value="taxcode_ivd22">
            <text:p>taxcode_ivd22</text:p>
          </table:table-cell>
          <table:table-cell office:value-type="string">
            <text:p>IVD22</text:p>
          </table:table-cell>
          <table:table-cell office:value-type="string">
            <text:p>IVA a debito 22%</text:p>
          </table:table-cell>
          <table:table-cell office:value-type="string">
            <text:p>taxcode_ivd</text:p>
          </table:table-cell>
        </table:table-row>
        <table:table-row table:style-name="ro1">
          <table:table-cell table:formula="of:=CONCATENATE(&quot;taxcode_&quot;;LOWER([.B9]))" office:value-type="string" office:string-value="taxcode_ivdi">
            <text:p>taxcode_ivdi</text:p>
          </table:table-cell>
          <table:table-cell office:value-type="string">
            <text:p>IVDI</text:p>
          </table:table-cell>
          <table:table-cell office:value-type="string">
            <text:p>IVA a debito (imponibile)</text:p>
          </table:table-cell>
          <table:table-cell office:value-type="string">
            <text:p>taxcode_0</text:p>
          </table:table-cell>
        </table:table-row>
        <table:table-row table:style-name="ro1">
          <table:table-cell table:formula="of:=CONCATENATE(&quot;taxcode_&quot;;LOWER([.B10]))" office:value-type="string" office:string-value="taxcode_ivdi22">
            <text:p>taxcode_ivdi22</text:p>
          </table:table-cell>
          <table:table-cell office:value-type="string">
            <text:p>IVDI22</text:p>
          </table:table-cell>
          <table:table-cell office:value-type="string">
            <text:p>IVA a debito 22% (imponibile)</text:p>
          </table:table-cell>
          <table:table-cell office:value-type="string">
            <text:p>taxcode_ivd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13/01/2017</text:date>, <text:time>21.35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3T21:35:49</dc:date>
    <dc:creator>Luca Crea</dc:creator>
    <meta:document-statistic meta:table-count="1" meta:cell-count="39" meta:object-count="0"/>
    <meta:generator>OpenOffice/4.1.3$Unix OpenOffice.org_project/413m1$Build-9783</meta:generator>
  </office:meta>
</office:document-meta>
</file>